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3pt" style:font-size-asian="13pt" style:font-size-complex="13pt"/>
    </style:style>
    <style:style style:name="ce10" style:family="table-cell" style:parent-style-name="Default">
      <style:table-cell-properties fo:background-color="#dddddd" style:text-align-source="fix" style:repeat-content="false" fo:border="0.99pt ridge #000000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pt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start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7477b8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68e76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21">
      <style:table-cell-properties fo:background-color="#f68e76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121">
      <style:table-cell-properties fo:background-color="#fff685" style:text-align-source="fix" style:repeat-content="false" fo:border="0.99pt groove #000000"/>
      <style:paragraph-properties fo:text-align="center" fo:margin-left="0pt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 table:print-ranges="data.B1:data.P21">
        <office:forms form:automatic-focus="false" form:apply-design-mode="false"/>
        <table:shapes>
          <draw:frame draw:z-index="0" draw:style-name="gr1" draw:text-style-name="P1" svg:width="824.17pt" svg:height="605.57pt" svg:x="478.4pt" svg:y="0.4pt">
            <loext:p draw:notify-on-update-of-ranges="data.C2:data.C21 data.D2:data.D21 data.E2:data.E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0"/>
        <table:table-column table:style-name="co2" table:default-cell-style-name="ce2"/>
        <table:table-column table:style-name="co3" table:default-cell-style-name="ce14"/>
        <table:table-column table:style-name="co4" table:default-cell-style-name="ce16"/>
        <table:table-column table:style-name="co4" table:default-cell-style-name="ce18"/>
        <table:table-row table:style-name="ro1">
          <table:table-cell table:style-name="ce9" office:value-type="string" calcext:value-type="string">
            <text:p>Test #</text:p>
          </table:table-cell>
          <table:table-cell table:style-name="ce1" office:value-type="string" calcext:value-type="string">
            <text:p>Prefix</text:p>
          </table:table-cell>
          <table:table-cell table:style-name="ce13" office:value-type="string" calcext:value-type="string">
            <text:p><text:s/>Brute</text:p>
          </table:table-cell>
          <table:table-cell table:style-name="ce3" office:value-type="string" calcext:value-type="string">
            <text:p><text:s/>Binary</text:p>
          </table:table-cell>
          <table:table-cell table:style-name="ce17" office:value-type="string" calcext:value-type="string">
            <text:p><text:s/>T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5"/></text:p>
          </table:table-cell>
          <table:table-cell office:value-type="float" office:value="0.00152288" calcext:value-type="float">
            <text:p>0.00152288</text:p>
          </table:table-cell>
          <table:table-cell office:value-type="float" office:value="0.000923118" calcext:value-type="float">
            <text:p>0.0009231180</text:p>
          </table:table-cell>
          <table:table-cell office:value-type="float" office:value="0.0000243905" calcext:value-type="float">
            <text:p>0.00002439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_1 <text:s text:c="11"/></text:p>
          </table:table-cell>
          <table:table-cell office:value-type="float" office:value="0.00347344" calcext:value-type="float">
            <text:p>0.00347344</text:p>
          </table:table-cell>
          <table:table-cell office:value-type="float" office:value="0.000046128" calcext:value-type="float">
            <text:p>0.0000461280</text:p>
          </table:table-cell>
          <table:table-cell office:value-type="float" office:value="0.00000426561" calcext:value-type="float">
            <text:p>0.00000426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_4 <text:s text:c="11"/></text:p>
          </table:table-cell>
          <table:table-cell office:value-type="float" office:value="0.00347635" calcext:value-type="float">
            <text:p>0.00347635</text:p>
          </table:table-cell>
          <table:table-cell office:value-type="float" office:value="0.0000458752" calcext:value-type="float">
            <text:p>0.0000458752</text:p>
          </table:table-cell>
          <table:table-cell office:value-type="float" office:value="0.0000151382" calcext:value-type="float">
            <text:p>0.0000151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arealword_7 </text:p>
          </table:table-cell>
          <table:table-cell office:value-type="float" office:value="0.00334676" calcext:value-type="float">
            <text:p>0.00334676</text:p>
          </table:table-cell>
          <table:table-cell office:value-type="float" office:value="0.00000105823" calcext:value-type="float">
            <text:p>0.0000010582</text:p>
          </table:table-cell>
          <table:table-cell office:value-type="float" office:value="0.000000294338" calcext:value-type="float">
            <text:p>0.00000029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arealword_1 </text:p>
          </table:table-cell>
          <table:table-cell office:value-type="float" office:value="0.00337393" calcext:value-type="float">
            <text:p>0.00337393</text:p>
          </table:table-cell>
          <table:table-cell office:value-type="float" office:value="0.000000960626" calcext:value-type="float">
            <text:p>0.0000009606</text:p>
          </table:table-cell>
          <table:table-cell office:value-type="float" office:value="0.000000203411" calcext:value-type="float">
            <text:p>0.00000020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nk <text:s text:c="10"/></text:p>
          </table:table-cell>
          <table:table-cell office:value-type="float" office:value="0.00353429" calcext:value-type="float">
            <text:p>0.00353429</text:p>
          </table:table-cell>
          <table:table-cell office:value-type="float" office:value="0.00000143407" calcext:value-type="float">
            <text:p>0.0000014341</text:p>
          </table:table-cell>
          <table:table-cell office:value-type="float" office:value="0.000000275253" calcext:value-type="float">
            <text:p>0.00000027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_7 <text:s text:c="11"/></text:p>
          </table:table-cell>
          <table:table-cell office:value-type="float" office:value="0.00345396" calcext:value-type="float">
            <text:p>0.00345396</text:p>
          </table:table-cell>
          <table:table-cell office:value-type="float" office:value="0.0000469639" calcext:value-type="float">
            <text:p>0.0000469639</text:p>
          </table:table-cell>
          <table:table-cell office:value-type="float" office:value="0.000020427" calcext:value-type="float">
            <text:p>0.00002042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tarealword_4 </text:p>
          </table:table-cell>
          <table:table-cell office:value-type="float" office:value="0.00337306" calcext:value-type="float">
            <text:p>0.00337306</text:p>
          </table:table-cell>
          <table:table-cell office:value-type="float" office:value="0.000000935251" calcext:value-type="float">
            <text:p>0.0000009353</text:p>
          </table:table-cell>
          <table:table-cell office:value-type="float" office:value="0.000000226383" calcext:value-type="float">
            <text:p>0.00000022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arealword <text:s text:c="2"/></text:p>
          </table:table-cell>
          <table:table-cell office:value-type="float" office:value="0.00333189" calcext:value-type="float">
            <text:p>0.00333189</text:p>
          </table:table-cell>
          <table:table-cell office:value-type="float" office:value="0.00000229851" calcext:value-type="float">
            <text:p>0.0000022985</text:p>
          </table:table-cell>
          <table:table-cell office:value-type="float" office:value="0.000000269372" calcext:value-type="float">
            <text:p>0.00000026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 <text:s text:c="13"/></text:p>
          </table:table-cell>
          <table:table-cell office:value-type="float" office:value="0.00261451" calcext:value-type="float">
            <text:p>0.00261451</text:p>
          </table:table-cell>
          <table:table-cell office:value-type="float" office:value="0.0000137098" calcext:value-type="float">
            <text:p>0.0000137098</text:p>
          </table:table-cell>
          <table:table-cell office:value-type="float" office:value="0.00000499686" calcext:value-type="float">
            <text:p>0.00000499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nk_1 <text:s text:c="8"/></text:p>
          </table:table-cell>
          <table:table-cell office:value-type="float" office:value="0.00348532" calcext:value-type="float">
            <text:p>0.00348532</text:p>
          </table:table-cell>
          <table:table-cell office:value-type="float" office:value="0.000000755717" calcext:value-type="float">
            <text:p>0.0000007557</text:p>
          </table:table-cell>
          <table:table-cell office:value-type="float" office:value="0.00000150976" calcext:value-type="float">
            <text:p>0.00000150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_1 <text:s text:c="12"/></text:p>
          </table:table-cell>
          <table:table-cell office:value-type="float" office:value="0.0037067" calcext:value-type="float">
            <text:p>0.0037067</text:p>
          </table:table-cell>
          <table:table-cell office:value-type="float" office:value="0.0012727" calcext:value-type="float">
            <text:p>0.0012727000</text:p>
          </table:table-cell>
          <table:table-cell office:value-type="float" office:value="0.0000114805" calcext:value-type="float">
            <text:p>0.00001148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_4 <text:s text:c="12"/></text:p>
          </table:table-cell>
          <table:table-cell office:value-type="float" office:value="0.00366648" calcext:value-type="float">
            <text:p>0.00366648</text:p>
          </table:table-cell>
          <table:table-cell office:value-type="float" office:value="0.0012527" calcext:value-type="float">
            <text:p>0.0012527000</text:p>
          </table:table-cell>
          <table:table-cell office:value-type="float" office:value="0.0000225477" calcext:value-type="float">
            <text:p>0.00002254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 <text:s text:c="12"/></text:p>
          </table:table-cell>
          <table:table-cell office:value-type="float" office:value="0.00263601" calcext:value-type="float">
            <text:p>0.00263601</text:p>
          </table:table-cell>
          <table:table-cell office:value-type="float" office:value="0.00000120072" calcext:value-type="float">
            <text:p>0.0000012007</text:p>
          </table:table-cell>
          <table:table-cell office:value-type="float" office:value="0.00000375868" calcext:value-type="float">
            <text:p>0.00000375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_7 <text:s text:c="12"/></text:p>
          </table:table-cell>
          <table:table-cell office:value-type="float" office:value="0.0036997" calcext:value-type="float">
            <text:p>0.0036997</text:p>
          </table:table-cell>
          <table:table-cell office:value-type="float" office:value="0.00125298" calcext:value-type="float">
            <text:p>0.0012529800</text:p>
          </table:table-cell>
          <table:table-cell office:value-type="float" office:value="0.0000274548" calcext:value-type="float">
            <text:p>0.00002745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_1 <text:s text:c="10"/></text:p>
          </table:table-cell>
          <table:table-cell office:value-type="float" office:value="0.00347912" calcext:value-type="float">
            <text:p>0.00347912</text:p>
          </table:table-cell>
          <table:table-cell office:value-type="float" office:value="0.00000272129" calcext:value-type="float">
            <text:p>0.0000027213</text:p>
          </table:table-cell>
          <table:table-cell office:value-type="float" office:value="0.00000230581" calcext:value-type="float">
            <text:p>0.00000230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nk_7 <text:s text:c="8"/></text:p>
          </table:table-cell>
          <table:table-cell office:value-type="float" office:value="0.00344242" calcext:value-type="float">
            <text:p>0.00344242</text:p>
          </table:table-cell>
          <table:table-cell office:value-type="float" office:value="0.000000592974" calcext:value-type="float">
            <text:p>0.0000005930</text:p>
          </table:table-cell>
          <table:table-cell office:value-type="float" office:value="0.000000449131" calcext:value-type="float">
            <text:p>0.00000044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_7 <text:s text:c="10"/></text:p>
          </table:table-cell>
          <table:table-cell office:value-type="float" office:value="0.00345331" calcext:value-type="float">
            <text:p>0.00345331</text:p>
          </table:table-cell>
          <table:table-cell office:value-type="float" office:value="0.00000360609" calcext:value-type="float">
            <text:p>0.0000036061</text:p>
          </table:table-cell>
          <table:table-cell office:value-type="float" office:value="0.0000280108" calcext:value-type="float">
            <text:p>0.00002801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nk_4 <text:s text:c="8"/></text:p>
          </table:table-cell>
          <table:table-cell office:value-type="float" office:value="0.00347241" calcext:value-type="float">
            <text:p>0.00347241</text:p>
          </table:table-cell>
          <table:table-cell office:value-type="float" office:value="0.000000643056" calcext:value-type="float">
            <text:p>0.0000006431</text:p>
          </table:table-cell>
          <table:table-cell office:value-type="float" office:value="0.00000237842" calcext:value-type="float">
            <text:p>0.0000023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_4 <text:s text:c="10"/></text:p>
          </table:table-cell>
          <table:table-cell office:value-type="float" office:value="0.00347602" calcext:value-type="float">
            <text:p>0.00347602</text:p>
          </table:table-cell>
          <table:table-cell office:value-type="float" office:value="0.00000331957" calcext:value-type="float">
            <text:p>0.0000033196</text:p>
          </table:table-cell>
          <table:table-cell office:value-type="float" office:value="0.00000500745" calcext:value-type="float">
            <text:p>0.00000500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 style:data-style-name="N2" text:time-value="00:17:14.489362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00:15:39.347047826</dc:date>
    <meta:editing-duration>PT1H50M56S</meta:editing-duration>
    <meta:editing-cycles>13</meta:editing-cycles>
    <meta:generator>LibreOffice/5.4.1.2$Linux_X86_64 LibreOffice_project/40m0$Build-2</meta:generator>
    <meta:document-statistic meta:table-count="1" meta:cell-count="1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true" chart:interval-minor-divisor="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076cm" svg:height="21.364cm" xlink:href=".." xlink:type="simple" chart:class="chart:bar" chart:style-name="ch1">
        <chart:plot-area chart:style-name="ch2" table:cell-range-address="data.C2:data.E21" svg:x="1.54cm" svg:y="0.427cm" svg:width="26.955cm" svg:height="19.581cm">
          <chartooo:coordinate-region svg:x="3.934cm" svg:y="0.601cm" svg:width="24.561cm" svg:height="18.814cm"/>
          <chart:axis chart:dimension="x" chart:name="primary-x" chart:style-name="ch3">
            <chart:title svg:x="14.034cm" svg:y="20.435cm" chart:style-name="ch4">
              <text:p>Test Number</text:p>
            </chart:title>
          </chart:axis>
          <chart:axis chart:dimension="y" chart:name="primary-y" chart:style-name="ch5">
            <chart:title svg:x="0.451cm" svg:y="10.631cm" chart:style-name="ch6">
              <text:p>Time</text:p>
            </chart:title>
            <chart:grid chart:style-name="ch7" chart:class="major"/>
          </chart:axis>
          <chart:series chart:style-name="ch8" chart:values-cell-range-address="data.C2:data.C21" chart:class="chart:bar">
            <chart:data-point chart:repeated="20"/>
          </chart:series>
          <chart:series chart:style-name="ch9" chart:values-cell-range-address="data.D2:data.D21" chart:class="chart:bar">
            <chart:data-point chart:repeated="20"/>
          </chart:series>
          <chart:series chart:style-name="ch10" chart:values-cell-range-address="data.E2:data.E21" chart:class="chart:bar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52288">
                <text:p>0.00152288</text:p>
                <draw:g>
                  <svg:desc>data.C2:data.C21</svg:desc>
                </draw:g>
              </table:table-cell>
              <table:table-cell office:value-type="float" office:value="0.000923118">
                <text:p>0.000923118</text:p>
                <draw:g>
                  <svg:desc>data.D2:data.D21</svg:desc>
                </draw:g>
              </table:table-cell>
              <table:table-cell office:value-type="float" office:value="0.0000243905">
                <text:p>0.0000243905</text:p>
                <draw:g>
                  <svg:desc>data.E2:data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47344">
                <text:p>0.00347344</text:p>
              </table:table-cell>
              <table:table-cell office:value-type="float" office:value="0.000046128">
                <text:p>0.000046128</text:p>
              </table:table-cell>
              <table:table-cell office:value-type="float" office:value="0.00000426561">
                <text:p>0.00000426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47635">
                <text:p>0.00347635</text:p>
              </table:table-cell>
              <table:table-cell office:value-type="float" office:value="0.0000458752">
                <text:p>0.0000458752</text:p>
              </table:table-cell>
              <table:table-cell office:value-type="float" office:value="0.0000151382">
                <text:p>0.000015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34676">
                <text:p>0.00334676</text:p>
              </table:table-cell>
              <table:table-cell office:value-type="float" office:value="0.00000105823">
                <text:p>0.00000105823</text:p>
              </table:table-cell>
              <table:table-cell office:value-type="float" office:value="0.000000294338">
                <text:p>0.0000002943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37393">
                <text:p>0.00337393</text:p>
              </table:table-cell>
              <table:table-cell office:value-type="float" office:value="0.000000960626">
                <text:p>0.000000960626</text:p>
              </table:table-cell>
              <table:table-cell office:value-type="float" office:value="0.000000203411">
                <text:p>0.000000203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3429">
                <text:p>0.00353429</text:p>
              </table:table-cell>
              <table:table-cell office:value-type="float" office:value="0.00000143407">
                <text:p>0.00000143407</text:p>
              </table:table-cell>
              <table:table-cell office:value-type="float" office:value="0.000000275253">
                <text:p>0.0000002752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45396">
                <text:p>0.00345396</text:p>
              </table:table-cell>
              <table:table-cell office:value-type="float" office:value="0.0000469639">
                <text:p>0.0000469639</text:p>
              </table:table-cell>
              <table:table-cell office:value-type="float" office:value="0.000020427">
                <text:p>0.000020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37306">
                <text:p>0.00337306</text:p>
              </table:table-cell>
              <table:table-cell office:value-type="float" office:value="0.000000935251">
                <text:p>0.000000935251</text:p>
              </table:table-cell>
              <table:table-cell office:value-type="float" office:value="0.000000226383">
                <text:p>0.000000226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33189">
                <text:p>0.00333189</text:p>
              </table:table-cell>
              <table:table-cell office:value-type="float" office:value="0.00000229851">
                <text:p>0.00000229851</text:p>
              </table:table-cell>
              <table:table-cell office:value-type="float" office:value="0.000000269372">
                <text:p>0.000000269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61451">
                <text:p>0.00261451</text:p>
              </table:table-cell>
              <table:table-cell office:value-type="float" office:value="0.0000137098">
                <text:p>0.0000137098</text:p>
              </table:table-cell>
              <table:table-cell office:value-type="float" office:value="0.00000499686">
                <text:p>0.00000499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8532">
                <text:p>0.00348532</text:p>
              </table:table-cell>
              <table:table-cell office:value-type="float" office:value="0.000000755717">
                <text:p>0.000000755717</text:p>
              </table:table-cell>
              <table:table-cell office:value-type="float" office:value="0.00000150976">
                <text:p>0.000001509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7067">
                <text:p>0.0037067</text:p>
              </table:table-cell>
              <table:table-cell office:value-type="float" office:value="0.0012727">
                <text:p>0.0012727</text:p>
              </table:table-cell>
              <table:table-cell office:value-type="float" office:value="0.0000114805">
                <text:p>0.00001148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366648">
                <text:p>0.00366648</text:p>
              </table:table-cell>
              <table:table-cell office:value-type="float" office:value="0.0012527">
                <text:p>0.0012527</text:p>
              </table:table-cell>
              <table:table-cell office:value-type="float" office:value="0.0000225477">
                <text:p>0.00002254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63601">
                <text:p>0.00263601</text:p>
              </table:table-cell>
              <table:table-cell office:value-type="float" office:value="0.00000120072">
                <text:p>0.00000120072</text:p>
              </table:table-cell>
              <table:table-cell office:value-type="float" office:value="0.00000375868">
                <text:p>0.00000375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36997">
                <text:p>0.0036997</text:p>
              </table:table-cell>
              <table:table-cell office:value-type="float" office:value="0.00125298">
                <text:p>0.00125298</text:p>
              </table:table-cell>
              <table:table-cell office:value-type="float" office:value="0.0000274548">
                <text:p>0.00002745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47912">
                <text:p>0.00347912</text:p>
              </table:table-cell>
              <table:table-cell office:value-type="float" office:value="0.00000272129">
                <text:p>0.00000272129</text:p>
              </table:table-cell>
              <table:table-cell office:value-type="float" office:value="0.00000230581">
                <text:p>0.00000230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344242">
                <text:p>0.00344242</text:p>
              </table:table-cell>
              <table:table-cell office:value-type="float" office:value="0.000000592974">
                <text:p>0.000000592974</text:p>
              </table:table-cell>
              <table:table-cell office:value-type="float" office:value="0.000000449131">
                <text:p>0.0000004491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45331">
                <text:p>0.00345331</text:p>
              </table:table-cell>
              <table:table-cell office:value-type="float" office:value="0.00000360609">
                <text:p>0.00000360609</text:p>
              </table:table-cell>
              <table:table-cell office:value-type="float" office:value="0.0000280108">
                <text:p>0.0000280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47241">
                <text:p>0.00347241</text:p>
              </table:table-cell>
              <table:table-cell office:value-type="float" office:value="0.000000643056">
                <text:p>0.000000643056</text:p>
              </table:table-cell>
              <table:table-cell office:value-type="float" office:value="0.00000237842">
                <text:p>0.00000237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47602">
                <text:p>0.00347602</text:p>
              </table:table-cell>
              <table:table-cell office:value-type="float" office:value="0.00000331957">
                <text:p>0.00000331957</text:p>
              </table:table-cell>
              <table:table-cell office:value-type="float" office:value="0.00000500745">
                <text:p>0.00000500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